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1" table:formula="of:=SUM([.Y3:.Y7])" table:style-name="ce26">
            <text:p>1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6" table:formula="of:=SUM([.H4:.AL4])" table:style-name="ce23">
            <text:p>6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table:number-columns-repeated="3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6" table:formula="of:=SUM([.H8:.AL8])" table:style-name="ce23">
            <text:p>6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3" table:formula="of:=SUM([.I3:.I7])" table:style-name="ce30">
            <text:p>3</text:p>
          </table:table-cell>
          <table:table-cell office:value-type="float" office:value="3" table:formula="of:=SUM([.J3:.J7])" table:style-name="ce30">
            <text:p>3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6-01-03T13:16:54Z</dc:date>
    <meta:editing-cycles>1</meta:editing-cycles>
    <meta:editing-duration>PT21S</meta:editing-duration>
  </office:meta>
</office:document-meta>
</file>